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6844" calcext:value-type="float">
            <text:p>12.0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4364" calcext:value-type="float">
            <text:p>15.10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1524" calcext:value-type="float">
            <text:p>15.24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326" calcext:value-type="float">
            <text:p>14.6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